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criptRequest.HttpScriptRequest( HttpScriptContext context , HttpServletRequest req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ScriptRequest.get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criptRequest.getRequestDispatcher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